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99ffff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808080" draw:fill-color="#ff6666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415cm"/>
    </style:style>
    <style:style style:name="P1" style:family="paragraph">
      <loext:graphic-properties draw:fill-color="#99ffff"/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aakar"/>
    </style:style>
    <style:style style:name="P5" style:family="paragraph">
      <loext:graphic-properties draw:fill="none" draw:fill-color="#ffffff"/>
      <style:text-properties style:font-name="aakar"/>
    </style:style>
    <style:style style:name="T1" style:family="text">
      <style:text-properties style:font-name="aak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54cm" svg:x="5.953cm" svg:y="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54cm" svg:height="2.54cm" svg:x="5.699cm" svg:y="9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54cm" svg:height="2.54cm" svg:x="5.826cm" svg:y="6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54cm" svg:height="2.54cm" svg:x="11.161cm" svg:y="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54cm" svg:height="2.54cm" svg:x="11.033cm" svg:y="9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54cm" svg:height="2.54cm" svg:x="11.16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1.16cm" svg:y1="4.049cm" svg:x2="8.493cm" svg:y2="4.049cm">
            <text:p/>
          </draw:line>
          <draw:line draw:style-name="gr3" draw:text-style-name="P3" draw:layer="layout" svg:x1="11.16cm" svg:y1="7.351cm" svg:x2="8.493cm" svg:y2="4.049cm">
            <text:p/>
          </draw:line>
          <draw:line draw:style-name="gr3" draw:text-style-name="P3" draw:layer="layout" svg:x1="11.033cm" svg:y1="11.034cm" svg:x2="8.493cm" svg:y2="4.049cm">
            <text:p/>
          </draw:line>
          <draw:line draw:style-name="gr3" draw:text-style-name="P3" draw:layer="layout" svg:x1="11.16cm" svg:y1="4.049cm" svg:x2="8.366cm" svg:y2="7.351cm">
            <text:p/>
          </draw:line>
          <draw:line draw:style-name="gr3" draw:text-style-name="P3" draw:layer="layout" svg:x1="11.16cm" svg:y1="7.351cm" svg:x2="8.366cm" svg:y2="7.351cm">
            <text:p/>
          </draw:line>
          <draw:line draw:style-name="gr3" draw:text-style-name="P3" draw:layer="layout" svg:x1="11.033cm" svg:y1="11.034cm" svg:x2="8.366cm" svg:y2="7.351cm">
            <text:p/>
          </draw:line>
          <draw:line draw:style-name="gr3" draw:text-style-name="P3" draw:layer="layout" svg:x1="11.16cm" svg:y1="4.049cm" svg:x2="8.239cm" svg:y2="11.034cm">
            <text:p/>
          </draw:line>
          <draw:line draw:style-name="gr3" draw:text-style-name="P3" draw:layer="layout" svg:x1="11.16cm" svg:y1="7.351cm" svg:x2="8.239cm" svg:y2="11.034cm">
            <text:p/>
          </draw:line>
          <draw:line draw:style-name="gr3" draw:text-style-name="P3" draw:layer="layout" svg:x1="11.033cm" svg:y1="11.034cm" svg:x2="8.239cm" svg:y2="11.034cm">
            <text:p/>
          </draw:line>
          <draw:line draw:style-name="gr3" draw:text-style-name="P3" draw:layer="layout" svg:x1="15.604cm" svg:y1="4.049cm" svg:x2="13.699cm" svg:y2="4.049cm">
            <text:p/>
          </draw:line>
          <draw:line draw:style-name="gr3" draw:text-style-name="P3" draw:layer="layout" svg:x1="15.491cm" svg:y1="10.973cm" svg:x2="13.586cm" svg:y2="10.973cm">
            <text:p/>
          </draw:line>
          <draw:line draw:style-name="gr3" draw:text-style-name="P3" draw:layer="layout" svg:x1="15.605cm" svg:y1="7.351cm" svg:x2="13.7cm" svg:y2="7.351cm">
            <text:p/>
          </draw:line>
        </draw:g>
        <draw:frame draw:style-name="gr4" draw:text-style-name="P5" draw:layer="layout" svg:width="2.794cm" svg:height="0.958cm" svg:x="3.159cm" svg:y="3.598cm">
          <draw:text-box>
            <text:p text:style-name="P4"><text:span text:style-name="T1">Input #1</text:span></text:p>
          </draw:text-box>
        </draw:frame>
        <draw:frame draw:style-name="gr5" draw:text-style-name="P5" draw:layer="layout" svg:width="2.794cm" svg:height="0.958cm" svg:x="3.159cm" svg:y="6.9cm">
          <draw:text-box>
            <text:p text:style-name="P4"><text:span text:style-name="T1">Input #2</text:span></text:p>
          </draw:text-box>
        </draw:frame>
        <draw:frame draw:style-name="gr6" draw:text-style-name="P5" draw:layer="layout" svg:width="2.794cm" svg:height="0.958cm" svg:x="3.159cm" svg:y="10.525cm">
          <draw:text-box>
            <text:p text:style-name="P4"><text:span text:style-name="T1">Input #3</text:span></text:p>
          </draw:text-box>
        </draw:frame>
        <draw:frame draw:style-name="gr7" draw:text-style-name="P5" draw:layer="layout" svg:width="3.175cm" svg:height="1.665cm" svg:x="15.859cm" svg:y="3.667cm">
          <draw:text-box>
            <text:p text:style-name="P4"><text:span text:style-name="T1">Output #1</text:span></text:p>
          </draw:text-box>
        </draw:frame>
        <draw:frame draw:style-name="gr7" draw:text-style-name="P5" draw:layer="layout" svg:width="3.175cm" svg:height="1.665cm" svg:x="15.859cm" svg:y="6.969cm">
          <draw:text-box>
            <text:p text:style-name="P4"><text:span text:style-name="T1">Output #2</text:span></text:p>
          </draw:text-box>
        </draw:frame>
        <draw:frame draw:style-name="gr7" draw:text-style-name="P5" draw:layer="layout" svg:width="3.175cm" svg:height="1.665cm" svg:x="15.859cm" svg:y="10.594cm">
          <draw:text-box>
            <text:p text:style-name="P4"><text:span text:style-name="T1">Output #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8:13:24.620583835</meta:creation-date>
    <dc:date>2018-09-06T18:21:22.988111030</dc:date>
    <meta:editing-duration>PT7M59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